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color="#000000"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ce5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hzproj_type</text:p>
          </table:table-cell>
          <table:table-cell table:style-name="ce1" office:value-type="string" calcext:value-type="string">
            <text:p>hzproj_type2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Mangatsiaka</text:p>
          </table:table-cell>
          <table:table-cell office:value-type="string" calcext:value-type="string">
            <text:p>mhyb</text:p>
          </table:table-cell>
          <table:table-cell table:number-columns-repeated="2" office:value-type="string" calcext:value-type="string">
            <text:p>hybridzone</text:p>
          </table:table-cell>
          <table:table-cell office:value-type="float" office:value="-24.966" calcext:value-type="float">
            <text:p>-24.966</text:p>
          </table:table-cell>
          <table:table-cell office:value-type="float" office:value="46.5574" calcext:value-type="float">
            <text:p>46.5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imelahy</text:p>
          </table:table-cell>
          <table:table-cell office:value-type="string" calcext:value-type="string">
            <text:p>mhyb</text:p>
          </table:table-cell>
          <table:table-cell table:number-columns-repeated="2" office:value-type="string" calcext:value-type="string">
            <text:p>hybridzone</text:p>
          </table:table-cell>
          <table:table-cell office:value-type="float" office:value="-24.9556" calcext:value-type="float">
            <text:p>-24.9556</text:p>
          </table:table-cell>
          <table:table-cell office:value-type="float" office:value="46.6193" calcext:value-type="float">
            <text:p>46.61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atoabo</text:p>
          </table:table-cell>
          <table:table-cell table:number-columns-repeated="2" office:value-type="string" calcext:value-type="string">
            <text:p>mmur</text:p>
          </table:table-cell>
          <table:table-cell office:value-type="string" calcext:value-type="string">
            <text:p>pure</text:p>
          </table:table-cell>
          <table:table-cell office:value-type="float" office:value="-24.819" calcext:value-type="float">
            <text:p>-24.819</text:p>
          </table:table-cell>
          <table:table-cell table:style-name="ce3" office:value-type="float" office:value="46.66959" calcext:value-type="float">
            <text:p>46.669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zofotsy</text:p>
          </table:table-cell>
          <table:table-cell table:number-columns-repeated="2" office:value-type="string" calcext:value-type="string">
            <text:p>mgri</text:p>
          </table:table-cell>
          <table:table-cell office:value-type="string" calcext:value-type="string">
            <text:p>pure</text:p>
          </table:table-cell>
          <table:table-cell office:value-type="float" office:value="-24.8356" calcext:value-type="float">
            <text:p>-24.8356</text:p>
          </table:table-cell>
          <table:table-cell table:style-name="ce3" office:value-type="float" office:value="46.53769" calcext:value-type="float">
            <text:p>46.53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imanampetsotsa</text:p>
          </table:table-cell>
          <table:table-cell table:number-columns-repeated="2" office:value-type="string" calcext:value-type="string">
            <text:p>mgri</text:p>
          </table:table-cell>
          <table:table-cell office:value-type="string" calcext:value-type="string">
            <text:p>pure</text:p>
          </table:table-cell>
          <table:table-cell office:value-type="float" office:value="-24.14543" calcext:value-type="float">
            <text:p>-24.14543</text:p>
          </table:table-cell>
          <table:table-cell office:value-type="float" office:value="43.82909" calcext:value-type="float">
            <text:p>43.82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amby</text:p>
          </table:table-cell>
          <table:table-cell table:number-columns-repeated="2" office:value-type="string" calcext:value-type="string">
            <text:p>mmur</text:p>
          </table:table-cell>
          <table:table-cell office:value-type="string" calcext:value-type="string">
            <text:p>pure</text:p>
          </table:table-cell>
          <table:table-cell office:value-type="float" office:value="-20.43333" calcext:value-type="float">
            <text:p>-20.43333</text:p>
          </table:table-cell>
          <table:table-cell office:value-type="float" office:value="44.83333" calcext:value-type="float">
            <text:p>44.8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dena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pure</text:p>
          </table:table-cell>
          <table:table-cell office:value-type="float" office:value="-24.94833" calcext:value-type="float">
            <text:p>-24.94833</text:p>
          </table:table-cell>
          <table:table-cell office:value-type="float" office:value="46.995" calcext:value-type="float">
            <text:p>46.995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 style:data-style-name="N2" text:time-value="10:33:40.52475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mer Poelstra</meta:initial-creator>
    <meta:creation-date>2019-03-01T18:13:56.933662721</meta:creation-date>
    <dc:date>2019-03-03T10:41:34.393074920</dc:date>
    <dc:creator>Jelmer Poelstra</dc:creator>
    <meta:editing-duration>PT15M50S</meta:editing-duration>
    <meta:editing-cycles>3</meta:editing-cycles>
    <meta:generator>LibreOffice/5.1.6.2$Linux_X86_64 LibreOffice_project/10m0$Build-2</meta:generator>
    <meta:document-statistic meta:table-count="1" meta:cell-count="48" meta:object-count="0"/>
  </office:meta>
</office:document-meta>
</file>